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11aeba5"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text-properties fo:font-size="14pt" fo:font-weight="normal" officeooo:rsid="011aeba5" officeooo:paragraph-rsid="011aeba5" style:font-size-asian="14pt" style:font-weight-asian="normal" style:font-size-complex="14pt" style:font-weight-complex="normal"/>
    </style:style>
    <style:style style:name="P6" style:family="paragraph" style:parent-style-name="Standard">
      <style:text-properties fo:font-size="14pt" fo:font-weight="normal" officeooo:rsid="011aeba5" officeooo:paragraph-rsid="011d418b" style:font-size-asian="14pt" style:font-weight-asian="normal" style:font-size-complex="14pt" style:font-weight-complex="normal"/>
    </style:style>
    <style:style style:name="P7" style:family="paragraph" style:parent-style-name="Standard">
      <style:text-properties fo:font-size="14pt" fo:font-weight="normal" officeooo:rsid="011aeba5" officeooo:paragraph-rsid="011b2d63" style:font-size-asian="14pt" style:font-weight-asian="normal" style:font-size-complex="14pt" style:font-weight-complex="normal"/>
    </style:style>
    <style:style style:name="P8" style:family="paragraph" style:parent-style-name="Standard">
      <style:text-properties fo:font-size="14pt" fo:font-weight="normal" officeooo:rsid="011aeba5" officeooo:paragraph-rsid="012129a2" style:font-size-asian="14pt" style:font-weight-asian="normal" style:font-size-complex="14pt" style:font-weight-complex="normal"/>
    </style:style>
    <style:style style:name="P9" style:family="paragraph" style:parent-style-name="Standard">
      <style:text-properties fo:font-size="14pt" fo:font-weight="normal" officeooo:rsid="0121a441" officeooo:paragraph-rsid="0121a441" style:font-size-asian="14pt" style:font-weight-asian="normal" style:font-size-complex="14pt" style:font-weight-complex="normal"/>
    </style:style>
    <style:style style:name="P10" style:family="paragraph" style:parent-style-name="Standard">
      <style:text-properties fo:font-size="14pt" fo:font-weight="normal" officeooo:rsid="0121a441" officeooo:paragraph-rsid="01370d19" style:font-size-asian="14pt" style:font-weight-asian="normal" style:font-size-complex="14pt" style:font-weight-complex="normal"/>
    </style:style>
    <style:style style:name="P11" style:family="paragraph" style:parent-style-name="Standard">
      <style:text-properties fo:font-size="14pt" fo:font-weight="normal" officeooo:rsid="0121c1a1" officeooo:paragraph-rsid="0121c1a1" style:font-size-asian="14pt" style:font-weight-asian="normal" style:font-size-complex="14pt" style:font-weight-complex="normal"/>
    </style:style>
    <style:style style:name="P12" style:family="paragraph" style:parent-style-name="Standard">
      <style:text-properties fo:font-size="14pt" fo:font-weight="normal" officeooo:rsid="012369c1" officeooo:paragraph-rsid="012369c1" style:font-size-asian="14pt" style:font-weight-asian="normal" style:font-size-complex="14pt" style:font-weight-complex="normal"/>
    </style:style>
    <style:style style:name="P13" style:family="paragraph" style:parent-style-name="Standard">
      <style:text-properties fo:font-size="14pt" fo:font-weight="normal" officeooo:rsid="01241102" officeooo:paragraph-rsid="01241102" style:font-size-asian="14pt" style:font-weight-asian="normal" style:font-size-complex="14pt" style:font-weight-complex="normal"/>
    </style:style>
    <style:style style:name="P14" style:family="paragraph" style:parent-style-name="Standard">
      <style:text-properties fo:font-size="14pt" fo:font-weight="normal" officeooo:rsid="01241102" officeooo:paragraph-rsid="01276772" style:font-size-asian="14pt" style:font-weight-asian="normal" style:font-size-complex="14pt" style:font-weight-complex="normal"/>
    </style:style>
    <style:style style:name="P15" style:family="paragraph" style:parent-style-name="Standard">
      <style:text-properties fo:font-size="14pt" fo:font-weight="normal" officeooo:rsid="0128b071" officeooo:paragraph-rsid="0128b071" style:font-size-asian="14pt" style:font-weight-asian="normal" style:font-size-complex="14pt" style:font-weight-complex="normal"/>
    </style:style>
    <style:style style:name="P16" style:family="paragraph" style:parent-style-name="Standard">
      <style:text-properties fo:font-size="14pt" fo:font-weight="normal" officeooo:rsid="0129807e" officeooo:paragraph-rsid="0129d92d" style:font-size-asian="14pt" style:font-weight-asian="normal" style:font-size-complex="14pt" style:font-weight-complex="normal"/>
    </style:style>
    <style:style style:name="P17" style:family="paragraph" style:parent-style-name="Standard">
      <style:text-properties fo:font-size="14pt" fo:font-weight="normal" officeooo:rsid="012a6b98" officeooo:paragraph-rsid="012a6b98" style:font-size-asian="14pt" style:font-weight-asian="normal" style:font-size-complex="14pt" style:font-weight-complex="normal"/>
    </style:style>
    <style:style style:name="P18" style:family="paragraph" style:parent-style-name="Standard">
      <style:text-properties fo:font-size="14pt" fo:font-weight="normal" officeooo:rsid="012bccae" officeooo:paragraph-rsid="012bccae" style:font-size-asian="14pt" style:font-weight-asian="normal" style:font-size-complex="14pt" style:font-weight-complex="normal"/>
    </style:style>
    <style:style style:name="P19" style:family="paragraph" style:parent-style-name="Standard">
      <style:text-properties fo:font-size="14pt" fo:font-weight="normal" officeooo:rsid="011f98aa" officeooo:paragraph-rsid="011b2d63" style:font-size-asian="14pt" style:font-weight-asian="normal" style:font-size-complex="14pt" style:font-weight-complex="normal"/>
    </style:style>
    <style:style style:name="P20" style:family="paragraph" style:parent-style-name="Standard">
      <style:text-properties fo:font-size="14pt" fo:font-weight="normal" officeooo:rsid="012cd5db" officeooo:paragraph-rsid="012cd5db" style:font-size-asian="14pt" style:font-weight-asian="normal" style:font-size-complex="14pt" style:font-weight-complex="normal"/>
    </style:style>
    <style:style style:name="P21" style:family="paragraph" style:parent-style-name="Standard">
      <style:text-properties fo:font-size="14pt" fo:font-weight="normal" officeooo:rsid="012d7a7c" officeooo:paragraph-rsid="012d7a7c" style:font-size-asian="14pt" style:font-weight-asian="normal" style:font-size-complex="14pt" style:font-weight-complex="normal"/>
    </style:style>
    <style:style style:name="P22" style:family="paragraph" style:parent-style-name="Standard">
      <style:text-properties fo:font-size="14pt" style:text-underline-style="solid" style:text-underline-width="auto" style:text-underline-color="font-color" fo:font-weight="bold" officeooo:rsid="011aeba5" officeooo:paragraph-rsid="011aeba5"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11b2d63" officeooo:paragraph-rsid="011b2d63"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11aeba5"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12a6b98"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20pt" fo:font-weight="bold" officeooo:paragraph-rsid="01370d19"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4pt" style:font-size-asian="24pt" style:font-size-complex="24pt"/>
    </style:style>
    <style:style style:name="P29" style:family="paragraph" style:parent-style-name="Standard">
      <style:text-properties style:text-position="0% 100%" fo:font-size="14pt" fo:font-weight="normal" officeooo:rsid="012d7a7c" officeooo:paragraph-rsid="012cd5db" style:font-size-asian="14pt" style:font-weight-asian="normal" style:font-size-complex="14pt" style:font-weight-complex="normal"/>
    </style:style>
    <style:style style:name="P30" style:family="paragraph" style:parent-style-name="Standard">
      <style:text-properties style:text-position="0% 100%" fo:font-size="14pt" fo:font-weight="normal" officeooo:rsid="012d7a7c" officeooo:paragraph-rsid="012d7a7c" style:font-size-asian="14pt" style:font-weight-asian="normal" style:font-size-complex="14pt" style:font-weight-complex="normal"/>
    </style:style>
    <style:style style:name="P31" style:family="paragraph" style:parent-style-name="Standard">
      <style:text-properties style:text-position="0% 100%" fo:font-size="14pt" fo:font-weight="normal" officeooo:rsid="01301da9" officeooo:paragraph-rsid="01301da9" style:font-size-asian="14pt" style:font-weight-asian="normal" style:font-size-complex="14pt" style:font-weight-complex="normal"/>
    </style:style>
    <style:style style:name="P32" style:family="paragraph" style:parent-style-name="Standard">
      <style:text-properties style:text-position="0% 100%" fo:font-size="14pt" fo:font-weight="normal" officeooo:rsid="0131f33a" officeooo:paragraph-rsid="0131f33a" style:font-size-asian="14pt" style:font-weight-asian="normal" style:font-size-complex="14pt" style:font-weight-complex="normal"/>
    </style:style>
    <style:style style:name="P33" style:family="paragraph" style:parent-style-name="Standard">
      <style:text-properties style:text-position="0% 100%" fo:font-size="14pt" fo:font-weight="normal" officeooo:rsid="0133bd6e" officeooo:paragraph-rsid="0133bd6e" style:font-size-asian="14pt" style:font-weight-asian="normal" style:font-size-complex="14pt" style:font-weight-complex="normal"/>
    </style:style>
    <style:style style:name="P34" style:family="paragraph" style:parent-style-name="Standard">
      <style:text-properties style:text-position="0% 100%" fo:font-size="14pt" fo:font-weight="normal" officeooo:rsid="01355970" officeooo:paragraph-rsid="01355970" style:font-size-asian="14pt" style:font-weight-asian="normal" style:font-size-complex="14pt" style:font-weight-complex="normal"/>
    </style:style>
    <style:style style:name="P35" style:family="paragraph" style:parent-style-name="Standard">
      <style:text-properties style:text-position="0% 100%" fo:font-size="14pt" fo:font-weight="normal" officeooo:rsid="01355970" officeooo:paragraph-rsid="0133bd6e" style:font-size-asian="14pt" style:font-weight-asian="normal" style:font-size-complex="14pt" style:font-weight-complex="normal"/>
    </style:style>
    <style:style style:name="P36" style:family="paragraph" style:parent-style-name="Standard">
      <style:text-properties style:text-position="0% 100%" fo:font-size="14pt" fo:font-weight="normal" officeooo:rsid="01355970" officeooo:paragraph-rsid="01370d19" style:font-size-asian="14pt" style:font-weight-asian="normal" style:font-size-complex="14pt" style:font-weight-complex="normal"/>
    </style:style>
    <style:style style:name="P37" style:family="paragraph" style:parent-style-name="Standard">
      <style:text-properties style:text-position="0% 100%" fo:font-size="14pt" fo:font-weight="normal" officeooo:rsid="01370d19" officeooo:paragraph-rsid="01370d19" style:font-size-asian="14pt" style:font-weight-asian="normal" style:font-size-complex="14pt" style:font-weight-complex="normal"/>
    </style:style>
    <style:style style:name="P38" style:family="paragraph" style:parent-style-name="Standard">
      <style:text-properties style:text-position="0% 100%" fo:font-size="14pt" fo:font-weight="bold" officeooo:rsid="0133bd6e" officeooo:paragraph-rsid="0133bd6e" style:font-size-asian="14pt" style:font-weight-asian="bold" style:font-size-complex="14pt" style:font-weight-complex="bold"/>
    </style:style>
    <style:style style:name="P39" style:family="paragraph" style:parent-style-name="Standard">
      <style:text-properties style:text-position="0% 100%" fo:font-size="14pt" fo:font-weight="bold" officeooo:rsid="01355970" officeooo:paragraph-rsid="01370d19" style:font-size-asian="14pt" style:font-weight-asian="bold" style:font-size-complex="14pt" style:font-weight-complex="bold"/>
    </style:style>
    <style:style style:name="P40" style:family="paragraph" style:parent-style-name="Standard">
      <style:text-properties style:text-position="0% 100%" fo:font-size="14pt" fo:font-weight="bold" officeooo:rsid="01370d19" officeooo:paragraph-rsid="01370d19" style:font-size-asian="14pt" style:font-weight-asian="bold" style:font-size-complex="14pt" style:font-weight-complex="bold"/>
    </style:style>
    <style:style style:name="P41" style:family="paragraph" style:parent-style-name="Standard">
      <style:text-properties style:text-position="0% 100%" fo:font-size="14pt" fo:font-weight="bold" officeooo:rsid="01370d19" officeooo:paragraph-rsid="01388813" style:font-size-asian="14pt" style:font-weight-asian="bold" style:font-size-complex="14pt" style:font-weight-complex="bold"/>
    </style:style>
    <style:style style:name="P42" style:family="paragraph" style:parent-style-name="Standard">
      <style:text-properties style:text-position="0% 100%" fo:font-size="14pt" fo:font-style="normal" fo:font-weight="normal" officeooo:rsid="01370d19" officeooo:paragraph-rsid="01370d19" style:font-size-asian="14pt" style:font-style-asian="normal" style:font-weight-asian="normal" style:font-size-complex="14pt" style:font-style-complex="normal" style:font-weight-complex="normal"/>
    </style:style>
    <style:style style:name="P43" style:family="paragraph" style:parent-style-name="Standard">
      <style:text-properties style:text-position="0% 100%" fo:font-size="14pt" fo:font-style="normal" fo:font-weight="normal" officeooo:rsid="01370d19" officeooo:paragraph-rsid="01388813" style:font-size-asian="14pt" style:font-style-asian="normal" style:font-weight-asian="normal" style:font-size-complex="14pt" style:font-style-complex="normal" style:font-weight-complex="normal"/>
    </style:style>
    <style:style style:name="P44" style:family="paragraph" style:parent-style-name="Standard">
      <style:text-properties style:text-position="0% 100%" fo:font-size="14pt" fo:font-weight="bold" officeooo:rsid="01388813" officeooo:paragraph-rsid="01388813" style:font-size-asian="14pt" style:font-weight-asian="bold" style:font-size-complex="14pt" style:font-weight-complex="bold"/>
    </style:style>
    <style:style style:name="P45" style:family="paragraph" style:parent-style-name="Standard">
      <style:text-properties style:text-position="0% 100%" fo:font-size="14pt" fo:font-weight="normal" officeooo:rsid="01399a36" officeooo:paragraph-rsid="01399a36" style:font-size-asian="14pt" style:font-weight-asian="normal" style:font-size-complex="14pt" style:font-weight-complex="normal"/>
    </style:style>
    <style:style style:name="P46" style:family="paragraph" style:parent-style-name="Standard">
      <style:text-properties style:text-position="0% 100%" fo:font-size="14pt" fo:font-weight="normal" officeooo:rsid="013b3790" officeooo:paragraph-rsid="013b3790" style:font-size-asian="14pt" style:font-weight-asian="normal" style:font-size-complex="14pt" style:font-weight-complex="normal"/>
    </style:style>
    <style:style style:name="P47" style:family="paragraph" style:parent-style-name="Standard">
      <style:text-properties style:text-position="0% 100%" fo:font-size="14pt" fo:font-weight="normal" officeooo:rsid="013bc419" officeooo:paragraph-rsid="013bc419"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fo:font-size="20pt" fo:font-weight="bold" officeooo:paragraph-rsid="01399a36" style:font-size-asian="20pt" style:font-weight-asian="bold" style:font-size-complex="20pt" style:font-weight-complex="bold"/>
    </style:style>
    <style:style style:name="P49" style:family="paragraph" style:parent-style-name="Standard">
      <style:text-properties fo:font-size="14pt" fo:font-weight="normal" officeooo:rsid="0121a441" officeooo:paragraph-rsid="01399a36" style:font-size-asian="14pt" style:font-weight-asian="normal" style:font-size-complex="14pt" style:font-weight-complex="normal"/>
    </style:style>
    <style:style style:name="T1" style:family="text">
      <style:text-properties officeooo:rsid="00d89bbb"/>
    </style:style>
    <style:style style:name="T2" style:family="text">
      <style:text-properties officeooo:rsid="010721a8"/>
    </style:style>
    <style:style style:name="T3" style:family="text">
      <style:text-properties officeooo:rsid="011589d8"/>
    </style:style>
    <style:style style:name="T4" style:family="text">
      <style:text-properties officeooo:rsid="011aeba5"/>
    </style:style>
    <style:style style:name="T5" style:family="text">
      <style:text-properties officeooo:rsid="011b2d63"/>
    </style:style>
    <style:style style:name="T6" style:family="text">
      <style:text-properties style:text-position="super 58%"/>
    </style:style>
    <style:style style:name="T7" style:family="text">
      <style:text-properties style:text-position="super 58%" officeooo:rsid="011b2d63"/>
    </style:style>
    <style:style style:name="T8" style:family="text">
      <style:text-properties style:text-position="super 58%" officeooo:rsid="012d7a7c"/>
    </style:style>
    <style:style style:name="T9" style:family="text">
      <style:text-properties style:text-position="super 58%" officeooo:rsid="01301da9"/>
    </style:style>
    <style:style style:name="T10" style:family="text">
      <style:text-properties style:text-position="super 58%" fo:font-weight="normal" style:font-weight-asian="normal" style:font-weight-complex="normal"/>
    </style:style>
    <style:style style:name="T11" style:family="text">
      <style:text-properties style:text-position="0% 100%"/>
    </style:style>
    <style:style style:name="T12" style:family="text">
      <style:text-properties style:text-position="0% 100%" officeooo:rsid="011b2d63"/>
    </style:style>
    <style:style style:name="T13" style:family="text">
      <style:text-properties style:text-position="0% 100%" officeooo:rsid="011f20ef"/>
    </style:style>
    <style:style style:name="T14" style:family="text">
      <style:text-properties style:text-position="0% 100%" officeooo:rsid="011f98aa"/>
    </style:style>
    <style:style style:name="T15" style:family="text">
      <style:text-properties style:text-position="0% 100%" officeooo:rsid="01215faf"/>
    </style:style>
    <style:style style:name="T16" style:family="text">
      <style:text-properties style:text-position="0% 100%" officeooo:rsid="012d7a7c"/>
    </style:style>
    <style:style style:name="T17" style:family="text">
      <style:text-properties style:text-position="0% 100%" fo:font-weight="bold" style:font-weight-asian="bold" style:font-weight-complex="bold"/>
    </style:style>
    <style:style style:name="T18" style:family="text">
      <style:text-properties style:text-position="0% 100%" officeooo:rsid="012f53c2"/>
    </style:style>
    <style:style style:name="T19" style:family="text">
      <style:text-properties style:text-position="0% 100%" officeooo:rsid="01301da9"/>
    </style:style>
    <style:style style:name="T20" style:family="text">
      <style:text-properties style:text-position="0% 100%" officeooo:rsid="0131f33a"/>
    </style:style>
    <style:style style:name="T21" style:family="text">
      <style:text-properties style:text-position="0% 100%" officeooo:rsid="01355970"/>
    </style:style>
    <style:style style:name="T22" style:family="text">
      <style:text-properties officeooo:rsid="011d418b"/>
    </style:style>
    <style:style style:name="T23" style:family="text">
      <style:text-properties officeooo:rsid="012129a2"/>
    </style:style>
    <style:style style:name="T24" style:family="text">
      <style:text-properties officeooo:rsid="01215faf"/>
    </style:style>
    <style:style style:name="T25" style:family="text">
      <style:text-properties fo:font-weight="bold" style:font-weight-asian="bold" style:font-weight-complex="bold"/>
    </style:style>
    <style:style style:name="T26" style:family="text">
      <style:text-properties fo:font-weight="bold" officeooo:rsid="012129a2" style:font-weight-asian="bold" style:font-weight-complex="bold"/>
    </style:style>
    <style:style style:name="T27" style:family="text">
      <style:text-properties fo:font-weight="bold" officeooo:rsid="012369c1" style:font-weight-asian="bold" style:font-weight-complex="bold"/>
    </style:style>
    <style:style style:name="T28" style:family="text">
      <style:text-properties fo:font-weight="bold" officeooo:rsid="01276772" style:font-weight-asian="bold" style:font-weight-complex="bold"/>
    </style:style>
    <style:style style:name="T29" style:family="text">
      <style:text-properties fo:font-weight="bold" officeooo:rsid="0128b071" style:font-weight-asian="bold" style:font-weight-complex="bold"/>
    </style:style>
    <style:style style:name="T30" style:family="text">
      <style:text-properties fo:font-weight="bold" officeooo:rsid="0129807e" style:font-weight-asian="bold" style:font-weight-complex="bold"/>
    </style:style>
    <style:style style:name="T31" style:family="text">
      <style:text-properties fo:font-weight="bold" officeooo:rsid="012d7a7c" style:font-weight-asian="bold" style:font-weight-complex="bold"/>
    </style:style>
    <style:style style:name="T32" style:family="text">
      <style:text-properties officeooo:rsid="012369c1"/>
    </style:style>
    <style:style style:name="T33" style:family="text">
      <style:text-properties officeooo:rsid="01276772"/>
    </style:style>
    <style:style style:name="T34" style:family="text">
      <style:text-properties style:font-name="Liberation Serif1" officeooo:rsid="011d418b"/>
    </style:style>
    <style:style style:name="T35" style:family="text">
      <style:text-properties officeooo:rsid="0129807e"/>
    </style:style>
    <style:style style:name="T36" style:family="text">
      <style:text-properties officeooo:rsid="0129d92d"/>
    </style:style>
    <style:style style:name="T37" style:family="text">
      <style:text-properties officeooo:rsid="012a6b98"/>
    </style:style>
    <style:style style:name="T38" style:family="text">
      <style:text-properties officeooo:rsid="012cd5db"/>
    </style:style>
    <style:style style:name="T39" style:family="text">
      <style:text-properties officeooo:rsid="01301da9"/>
    </style:style>
    <style:style style:name="T40" style:family="text">
      <style:text-properties officeooo:rsid="0131f33a"/>
    </style:style>
    <style:style style:name="T41" style:family="text">
      <style:text-properties fo:font-weight="normal" style:font-weight-asian="normal" style:font-weight-complex="normal"/>
    </style:style>
    <style:style style:name="T42" style:family="text">
      <style:text-properties fo:font-weight="normal" officeooo:rsid="01355970" style:font-weight-asian="normal" style:font-weight-complex="normal"/>
    </style:style>
    <style:style style:name="T43" style:family="text">
      <style:text-properties fo:font-weight="normal" officeooo:rsid="01370d19" style:font-weight-asian="normal" style:font-weight-complex="normal"/>
    </style:style>
    <style:style style:name="T44" style:family="text">
      <style:text-properties fo:font-weight="normal" officeooo:rsid="01388813" style:font-weight-asian="normal" style:font-weight-complex="normal"/>
    </style:style>
    <style:style style:name="T45" style:family="text">
      <style:text-properties fo:font-style="italic" style:font-style-asian="italic" style:font-style-complex="italic"/>
    </style:style>
    <style:style style:name="T46" style:family="text">
      <style:text-properties fo:font-style="italic" officeooo:rsid="012129a2"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1370d19"/>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1388813"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officeooo:rsid="01399a36"/>
    </style:style>
    <style:style style:name="T53" style:family="text">
      <style:text-properties officeooo:rsid="013bc4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span text:style-name="T2"> &lt;Chop&gt; algorithm.</text:span></text:p>
      <text:p text:style-name="P28">Richard Parker <text:span text:style-name="T4">13.8</text:span>.201<text:span text:style-name="T3">9</text:span></text:p>
      <text:p text:style-name="P4"/>
      <text:p text:style-name="P24">Section 1 – Introduction<text:span text:style-name="T1">.</text:span></text:p>
      <text:p text:style-name="P2"/>
      <text:p text:style-name="P5">This document attempts to describe the methods that can be used to find a subspace invariant under a set of generating matrices, or to show that there are none. <text:s/>The overall theme is that there are several methods which can be applied, and <text:span text:style-name="T22">it is </text:span>the choice<text:span text:style-name="T22"> that must be made</text:span> between them <text:span text:style-name="T22">that forms</text:span> the ultimate subject of this document. <text:s/>Initially, however, the first job is to set down what the various methods are.<text:span text:style-name="T5"> <text:s/>There are two different approaches, where the Traditional approach is more suited to small fields and Holt/Rees/Lux more suited to large fields. <text:s/>There is a third method whereby a completely random vector is spun without any preliminary work to choose it, which is appropriate in some cases. <text:s/>This possibility is ignored in this document.</text:span></text:p>
      <text:p text:style-name="P5"/>
      <text:p text:style-name="P25">Section <text:span text:style-name="T4">2</text:span> – <text:span text:style-name="T4">The various approaches.</text:span></text:p>
      <text:p text:style-name="P3"/>
      <text:p text:style-name="P8"><text:span text:style-name="T23">In all cases</text:span> we take elements of the algebra (i.e. we allow ourselves to multiply and add matrice<text:span text:style-name="T23">s). <text:s/>The first case is to take F1 = 1+g1+g2+...+gn - the sum of the generators plus the identity. <text:s/>It is assumed here that the user is not deliberately trying to break the method - we work </text:span><text:span text:style-name="T46">with</text:span><text:span text:style-name="T23"> the user, who is assumed to be trying to help. <text:s/>Notice that F1 can be computed without any multiplications.</text:span></text:p>
      <text:p text:style-name="P3"/>
      <text:p text:style-name="P22">The "Traditional" approach.</text:p>
      <text:p text:style-name="P6"><text:span text:style-name="T23">Here our </text:span>aim <text:span text:style-name="T24">is to find a matrix o</text:span>f small non-zero nullity. <text:s/>The null-space of this is then taken, and vectors spun up in the hopes of finding an invariant subspace.<text:span text:style-name="T22"> <text:s/>A complementary approach is to find the nullspace of the transpose (notice that, following L</text:span><text:span text:style-name="T34">ü</text:span><text:span text:style-name="T22">beck, this does not need a transpose!), then spin vectors of this under the transposed generators. <text:s/>If a subspace of dimension A is done one way, and one of dimension B the other way, with A+B &gt; Nullity, the algebra is irreducible. <text:s/>Notice that initially it may be worth starting the spinning process with a basis for all the null-vectors one plans to spin, to gain efficiency. <text:s/>If a vector is found to lie in an invariant subspace (possibly in the transposed case) the null-vectors can be put into the new basis, so that a subspace lying in the invariant subspace is found, remembering which was used for the spin, and the remainder projected into the quotient, retaining any information as to which are already known to spin up to the whole space.</text:span></text:p>
      <text:p text:style-name="P5"/>
      <text:p text:style-name="P22">The "Holt/Rees/Lux" <text:span text:style-name="T5">(HRL) </text:span>approach.</text:p>
      <text:p text:style-name="P7">Here we again take elements of the algebra, but the next step is to take a random vector V and spin that up under the algebra element to find the polynomial P(X) in the algebra element <text:span text:style-name="T22">such that </text:span>V.P(X)=0. <text:s/>Th<text:span text:style-name="T22">e polynomial P(X)</text:span> is then factorized, either partially or completely, and a factor <text:span text:style-name="T24">Q</text:span>(X) chosen a<text:span text:style-name="T5">n</text:span>d V.[P(X)/<text:span text:style-name="T24">Q</text:span>(X)] computed and this vector spun up.<text:span text:style-name="T5"> <text:s/>Notice that we have already computed V.X</text:span><text:span text:style-name="T7">i</text:span><text:span text:style-name="T12"> for all the necessary values of i, so the computation of </text:span><text:span text:style-name="T11">V.[P(X)/</text:span><text:span text:style-name="T15">Q</text:span><text:span text:style-name="T11">(X)]</text:span><text:span text:style-name="T12"> </text:span><text:soft-page-break/><text:span text:style-name="T12">consists of scalar multiplications and additions only once the polynomial </text:span><text:span text:style-name="T11">P(X)/</text:span><text:span text:style-name="T15">Q</text:span><text:span text:style-name="T11">(X)</text:span><text:span text:style-name="T12"> has been computed explic</text:span><text:span text:style-name="T21">it</text:span><text:span text:style-name="T12">ly.</text:span><text:span text:style-name="T13"> <text:s/>It may well be worth sparsifying the algebra element first (retaining the transformation matrix) to facilitate the repeated multiplication of a single vector. <text:s/>Another method is to compute (as a matrix) </text:span><text:span text:style-name="T15">Q</text:span><text:span text:style-name="T13">(X), and to find its nullspace as in the Traditional approach. <text:s/></text:span><text:span text:style-name="T14">If this nullspace has dimension equal to the degree </text:span><text:span text:style-name="T18">of</text:span><text:span text:style-name="T14"> </text:span><text:span text:style-name="T15">Q</text:span><text:span text:style-name="T14"> and </text:span><text:span text:style-name="T15">Q</text:span><text:span text:style-name="T14"> is an irreducible polynomial, it is only necessary to spin one vector </text:span><text:span text:style-name="T15">i</text:span><text:span text:style-name="T14">n the </text:span><text:span text:style-name="T15">null</text:span><text:span text:style-name="T14">space and </text:span><text:span text:style-name="T15">one i</text:span><text:span text:style-name="T14">n the </text:span><text:span text:style-name="T15">nullspace of the transpose to </text:span><text:span text:style-name="T14">prove irreducibility, as [X] acts transitively on the the null vectors. <text:s/>It may be worth computing the entire characteristic polynomial to provide the multiplicity of </text:span><text:span text:style-name="T15">Q</text:span><text:span text:style-name="T14">(X)</text:span><text:span text:style-name="T18">, and also to assist with the factorization</text:span><text:span text:style-name="T14">.</text:span></text:p>
      <text:p text:style-name="P5"/>
      <text:p text:style-name="P23">Discussion.</text:p>
      <text:p text:style-name="P19">This algorithm repeatedly faces the need to make a judgement as to which of several things to do next, with the added possibility of doing more than one at once, and these judgements should ideally use all the information that is available. <text:s/>The issue now, therefore, is to find out what information we can actually use, and how we can provide it.</text:p>
      <text:p text:style-name="P9">It seems that the very nature of the information inherited from the previous chop is different depending on whether it was done Traditionally or by using HRL, and so far I seen no case where we would want to return to Traditional once the switch to HRL has been made. <text:s/>This means that the decision to switch from Traditional to HRL is a critical choice, and that we must take care to make that decision well.</text:p>
      <text:p text:style-name="P9">Nevertheless, the dimensions may well come down substantially once the very first chop has succeeded, and this implies that it is the performance when very little information is available that makes the major contribution to the run-time, so that extra care must be given to this case.</text:p>
      <text:p text:style-name="P9"/>
      <text:p text:style-name="P26">Section <text:span text:style-name="T37">3</text:span> – <text:span text:style-name="T37">Initial part of the algorithm.</text:span></text:p>
      <text:p text:style-name="P9"/>
      <text:p text:style-name="P11">With no information at all, our first step will always be to <text:span text:style-name="T25">compute F1</text:span><text:span text:style-name="T26"> = 1+g1+g2+...+gn</text:span><text:span text:style-name="T23"> - the sum of the generators plus the identity.</text:span> <text:s/>This is a simple addition - quadratic complexity - and its duration should be negligible in all cases. <text:s/>Nevertheless at the very beginning we have multiple cores available for this work, which perhaps we should consider using. <text:s/>Not, I admit, an important idea of itself, though it perhaps provides a straw in the wind as to where this investigation might go - to notice that the machine is idle and do things differently if so.</text:p>
      <text:p text:style-name="P11"/>
      <text:p text:style-name="P13">It may be worth providing some sort of override so that F1 is some other algebra element. <text:s/>One case of this is where the smaller irreducibles of the algebra have already been investigated, and F1 has been found somewhat inappropriate. <text:s/>Another is where the field has just been extended and we wish to include extension field scalars at the first opportunity. <text:s/>There are probably other situations that would also benefit from this override capability.</text:p>
      <text:p text:style-name="P11"/>
      <text:p text:style-name="P11">Then comes the first decision. <text:s/><text:span text:style-name="T25">Do we compute the nullspace of F1</text:span><text:span text:style-name="T27">. <text:s/>In other words to we go Traditional or HRL</text:span><text:span text:style-name="T25">?</text:span> <text:s/>Initially I think the only relevant information to influence this decision is the field size, <text:span text:style-name="T32">and secondarily the dimension, as the HPMI is not so good at HRL. <text:s/>In the absence of further indicators, my first suggestion would be . . .</text:span></text:p>
      <text:p text:style-name="P12"><text:soft-page-break/>If the field order is greater than 97, go straight to HRL. <text:s/>This includes all cases where there is no HPMI.</text:p>
      <text:p text:style-name="P12">If the field order is between 23 and 97, use HRL if the dimension is less than 1,000, and try Traditional for larger matrices.</text:p>
      <text:p text:style-name="P12">If the field order is 19 or less, do it Traditional.</text:p>
      <text:p text:style-name="P12"/>
      <text:p text:style-name="P13">Again, the possibility of user input should be considered here. <text:s/>Nevertheless I suspect that for fields in the range 5-19 or so, after initially chopping Traditionally, there may be a later switch to HRL once the dimension has been reduced a bit, and the difficulty of finding a non-singular algebra element starts to become significant. <text:s/></text:p>
      <text:p text:style-name="P12"/>
      <text:p text:style-name="P14"><text:span text:style-name="T28">If</text:span><text:span text:style-name="T25"> </text:span><text:span text:style-name="T29">we </text:span><text:span text:style-name="T25">compute the nullspace of F1</text:span> and proceed Traditionally<text:span text:style-name="T33">, we start by transposing F1 (though as far as I can see, this transpose can be discarded once used) and then put the transposed matrix into NREF. <text:s/>It might be thought that a special version of echelize would be useful here, but so far I have seen no cases where, for example, an early termination would be beneficial. <text:s/>The remnant is then transposed, and there may be a benefit in holding the nullspace in NREF, at least initially.</text:span></text:p>
      <text:p text:style-name="P14"/>
      <text:p text:style-name="P14"><text:span text:style-name="T28">If F1 has nullity 0 </text:span><text:span text:style-name="T33">we must think again, and this is a fairly strong indication that we should switch to HRL - perhaps if the field order is 7 or greater. <text:s/>Otherwise we try some more algebra elements for a while, probably trying eight or so mod 2, five or so mod 3, four over GF(4) and three mod 5. <text:s/>I have done no research to back up these suggestions, and indeed I'm not sure there is any real research that can be done. <text:s/>The question is really about what sort of modules the user is going to feed in, and I do not know how to investigate that!</text:span></text:p>
      <text:p text:style-name="P14"/>
      <text:p text:style-name="P15"><text:span text:style-name="T25">If F</text:span><text:span text:style-name="T30">i</text:span><text:span text:style-name="T25"> has non-zero nullity</text:span> I suspect the next major move is to spin up a random vector in the nullspace. <text:s/>Notice that<text:span text:style-name="T35"> i may not be 1 here if F1 had nullity 0.</text:span> <text:s/>The initial stages of the spinning, however, are a very different operation to the later ones (where the HPMI and multiple cores can make a huge difference)<text:span text:style-name="T35"> and it is not clear how many vectors we should spin in the early stages, nor indeed how (ideally) this should be carried out. <text:s/>We will be proceeding through each generator several times even just in the early stages of spinning, and I feel sure that some form of grease and/or format conversion would speed things up in some circumstances.</text:span></text:p>
      <text:p text:style-name="P15"/>
      <text:p text:style-name="P16"><text:span text:style-name="T25">If the first spin gives "whole space" </text:span>we must think again. <text:s/>Much now depends on the dimension of the nullspace. <text:s/>If it was nullity 1, we proceed to work on the transpose, aiming to show that the input representation was absolutely irreducible. <text:s/>If the nullity was large, we are are rather surprised and <text:span text:style-name="T36">choose between trying another Fi hoping for lower nullity, and trying another vector of our nullspace. <text:s/>If the latter approach is taken, there is something to be said for doing the split in a "standard basis" fashion ready for trying to find commuting matrices for the "irreducible but not absolutely irreducible" case. <text:s/>Neither of these approaches look promising, and this may well be a case for doing both competitively (Max's trick). <text:s text:c="2"/>If the nullity was moderate, so that it is reasonable to spin up all the vectors in a subspace of the nullspace of dimension (N+1)/2 (rounded up) (where N is the dimension of the nullspace) we do so, aiming </text:span><text:soft-page-break/><text:span text:style-name="T36">to then proceed to the transpose case (N+1)/2 (rounded down) and irreduciblity proof if no split ever occurs.</text:span></text:p>
      <text:p text:style-name="P16"/>
      <text:p text:style-name="P17"><text:span text:style-name="T25">If we get a split in the "transpose" case</text:span> we must get the action on the (transposed) sub, transpose these generators back and remember (if it matters) that this is the quotient. <text:s/>Similarly we transpose the quotient action and remember that this is the action on a subspace. <text:s/>Should we wish for the subspace itself, we must take the nullspace of the transpose-invariant-subspace, and if we are doing that, it may be better to compute the action matrices from this. <text:s/>Indeed this may be a good idea anyway - need to look at the relative complexities here. <text:s/>There is also the question of "bringing the null vectors with us" into the two constituents for further processing. <text:s/>Another idea is that we just work with the transposed chopped parts going forward, just remembering that we are transposed.</text:p>
      <text:p text:style-name="P17"/>
      <text:p text:style-name="P17"><text:span text:style-name="T25">If we get a split in the "normal" case</text:span>, we compute the actions and bring the spare null-vectors with us (if any).</text:p>
      <text:p text:style-name="P17"/>
      <text:p text:style-name="P17"><text:span text:style-name="T25">If the entire module is irreducible</text:span>, there may be other investigations to do (depending on the user's requirements) but the chopping part, at least, is at an end.</text:p>
      <text:p text:style-name="P17"/>
      <text:p text:style-name="P18"><text:span text:style-name="T25">If we decide to go for HRL</text:span>, the next decision is whether to sparsify F1 or not. <text:s/>This will, I think, depend on the dimension. <text:s/>If the dimension is such that sparsification can utilize the HPMI and/or multiple cores, it will probably be worthwhile, but since the multiplication (even by a sparsified matrix) will be done in Dfmt, it is otherwise not worth doing. <text:s/>Notice that we must retain the vectors we used in the original basis so that we can transform back to the correct basis when we need to.</text:p>
      <text:p text:style-name="P18"/>
      <text:p text:style-name="P18"><text:span text:style-name="T25">Choose a random vector V</text:span>.</text:p>
      <text:p text:style-name="P18"/>
      <text:p text:style-name="P18"><text:span text:style-name="T25">Find the polynomial P(X) anihilating V</text:span> is the next step. <text:s/>This consists of multipying V by the (possibly sparsified) X repeatedly until a linear relationship is found. <text:s/>I suspect that initially it is best to do the Gaussian as we go, in Dfmt, until the going gets tough (e.g. about 100 dimensions). <text:s/>After that, the vectors are just made one at a time, and a decent Gaussian with HPMI and/or multiple cores used occasionally, trying to balance the speedup of the decent Gaussian against the threat of doing too much needless work after a linear relationship <text:span text:style-name="T38">would have</text:span> been found.<text:span text:style-name="T39"> <text:s/>The vectors V.X</text:span><text:span text:style-name="T9">i</text:span><text:span text:style-name="T19"> must be retained for later.</text:span></text:p>
      <text:p text:style-name="P18"/>
      <text:p text:style-name="P20"><text:span text:style-name="T25">Perform "</text:span><text:span text:style-name="T31">fast partial factorization</text:span><text:span text:style-name="T25">" of P(X)</text:span>. <text:s/>Factorize P(X) by taking formal derivatives and GCDs until all the factors are relatively prime (or equal) and have GCD=1 with their formal derivative. <text:s/>Spot if a polynomial is in fact a polynomial in X<text:span text:style-name="T8">p</text:span><text:span text:style-name="T11"> for </text:span><text:span text:style-name="T16">p</text:span><text:span text:style-name="T11"> the </text:span><text:span text:style-name="T16">characteristic</text:span><text:span text:style-name="T11"> of the field and take its </text:span><text:span text:style-name="T16">p</text:span><text:span text:style-name="T11">'th root if so.</text:span><text:span text:style-name="T16"> <text:s/>For q less than a few thousand take the GCD with X</text:span><text:span text:style-name="T8">q</text:span><text:span text:style-name="T16">-1. <text:s/>For q at most {67,13,7,5,4,3,2} take the GCD with X</text:span><text:span text:style-name="T8">s</text:span><text:span text:style-name="T16">-1 with s=q^{2,3,4,5,6,7,11} to try to get further factorization. <text:s/>If the results of the latter are not irreducible, find the irreducible factors - if need by by trial and error, though I think there are better ways.</text:span></text:p>
      <text:p text:style-name="P29"><text:soft-page-break/></text:p>
      <text:p text:style-name="P21"><text:span text:style-name="T17">If P(X) has not been factorized at all</text:span><text:span text:style-name="T11">, we need to think again. <text:s/>Do we try harder for a factorization, or </text:span><text:span text:style-name="T20">continue with the next bit of the characteristic polynomial, or </text:span><text:span text:style-name="T11">move to a different algebra element?</text:span></text:p>
      <text:p text:style-name="P30"/>
      <text:p text:style-name="P32">There may be a case sometimes for spinning up V under the generators, especially since some of the work has already been done.</text:p>
      <text:p text:style-name="P30"/>
      <text:p text:style-name="P31"><text:span text:style-name="T25">Compute R(X) = P(X)/Q(X) as a polynomial</text:span>.</text:p>
      <text:p text:style-name="P31"/>
      <text:p text:style-name="P31"><text:span text:style-name="T25">Evaluate W = V.R(X)</text:span>. <text:s/>Since we retained the vectors V.X<text:span text:style-name="T6">i</text:span>, this is fast, consisting of scalar multiplications and additions (i.e. of quadratic complexity).</text:p>
      <text:p text:style-name="P31"/>
      <text:p text:style-name="P31">There is a possibility to compute several different Q, R, W sets, so that multiple W vectors can enter the early phases of the spinning, or indeed to project into the sub- and quotient-spaces should the split be successful. <text:s/></text:p>
      <text:p text:style-name="P31"/>
      <text:p text:style-name="P31"><text:span text:style-name="T25">Spin up W under the generators</text:span>. <text:s/>This is very similar to the operation which starts with a null-vector - both consist of finding the smallest invariant space containing a vector. <text:s/>In this case <text:span text:style-name="T40">the vectors form a list - it probably makes little sense to use non-basis vectors in the HRL situation - for resolving into sub and quotient, so that the polynomial part may not need to be repeated on the two parts.</text:span></text:p>
      <text:p text:style-name="P31"/>
      <text:p text:style-name="P33"><text:span text:style-name="T25">If W splits the space</text:span>, we compute the action of the generators on the sub and the quotient. <text:s/>There may be a point in computing further Q,R,W sets to bring with us.</text:p>
      <text:p text:style-name="P31"/>
      <text:p text:style-name="P32"><text:span text:style-name="T25">If W spins up to the whole space</text:span> we must think again. <text:s/>Do we try other Q,R,W triples, or do we complete the computation of the characteristic polynomial (either to guide further work or to assist with the factorization) or indeed switch to a different algebra element?</text:p>
      <text:p text:style-name="P32"/>
      <text:p text:style-name="P38">Try harder to factorize P(X)<text:span text:style-name="T41">. <text:s/>Certainly the GCD of the currently known factors with X</text:span><text:span text:style-name="T10">s</text:span><text:span text:style-name="T41">-1 for s = various powers of q can be taken. <text:s/>If taken to completion this can factor into parts all of whose factors have equal degree. <text:s/>I believe there are methods for factorizing these further, though they may be yet slower. <text:s/>If the field is an extension field, there may be some point in taking the GCD with X</text:span><text:span text:style-name="T10">s</text:span><text:span text:style-name="T41">-1 with s a power of p but not q, on the presumption that some factors lie in the ground field (or an intermediate field), especially if the algebra element was made with scalars taken on the from the ground field. <text:s/>There is a whole subject here that I only partially understand (so far!).</text:span></text:p>
      <text:p text:style-name="P33"/>
      <text:p text:style-name="P34">I'm not clear whether the above method has been tried in practice. <text:s/>The vector W may have too much of a tendency to lie towards the top of the representation, making it too likely that it lies in no invariant subspace.</text:p>
      <text:p text:style-name="P33"/>
      <text:p text:style-name="P38"><text:soft-page-break/>Compute the matrix Q(X)<text:span text:style-name="T41">. <text:s/>If Q has low degree (and in particular if it has degree 1) it can be computed as a matrix and its nullspace taken. <text:s/>I think this is much like the original Holt/Rees, except that we have only computed a factor of the characteristic polynomial. <text:s/></text:span><text:span text:style-name="T42">This has the added advantage of enabling an irreducibility test using the transpose.</text:span></text:p>
      <text:p text:style-name="P35"/>
      <text:p text:style-name="P39">Complete the characteristic polynomial<text:span text:style-name="T41">. <text:s/>This is likely to assist with the factorization of the polynomials, and also can provide further information as to the likely reduction of the module, which may help guide further work. <text:s/>I have little experience so far with this kind of thing.</text:span></text:p>
      <text:p text:style-name="P36"/>
      <text:p text:style-name="P27">Section <text:span text:style-name="T48">4</text:span> – <text:span text:style-name="T48">Continuation of the chopping.</text:span></text:p>
      <text:p text:style-name="P10"/>
      <text:p text:style-name="P37">Once the module has been subjected to its first chop, there is further information available to guide further work.</text:p>
      <text:p text:style-name="P37"/>
      <text:p text:style-name="P40"><text:span text:style-name="T41">Firstly, some vectors may have been inherited from the previous module. <text:s/>Certainly the nullspace will split with part in the subspace and part in the quotient. <text:s/>In the subspace, the vector used to split will surely spin to the whole space, but there may be others that may be worth trying. <text:s/>Similarly the remainder of the nullspace can be projected into the quotient, and these (Thackray assures me) </text:span><text:span text:style-name="T47">are</text:span><text:span text:style-name="T49"> worth trying. <text:s/>Again some may already be known to spin up to the whole space. <text:s/>Notice that the vectors in the quotient may not be the entire nullspace if the algebra element, as there may be new ones taken not to zero but just into the invariant subspace, that will now be nullvectors also. <text:s/>The sub, however, is the entire nullspace, so there is no point repeating it, though in this case the algebra element is known to be non-null in all the top composition factors, making these vectors less likely to be useful. <text:s/>It is unclear to me at the moment whether this feature makes it best to use a different algebra element or not.</text:span></text:p>
      <text:p text:style-name="P42"/>
      <text:p text:style-name="P43">In the HRL case, the vectors come from different factors of the polynomial, and again some may lie in the sub and the remainder can be projected. <text:s/>I have little visibility so far as to whether it is worthwhile to spin these, or try other methods. <text:s/></text:p>
      <text:p text:style-name="P43"/>
      <text:p text:style-name="P41"><text:span text:style-name="T50">Secondly, in the HRL case, the </text:span><text:span text:style-name="T49">polynomial provided is a "good approximation" to the minimal polynomial</text:span><text:span text:style-name="T50"> of the original matrix</text:span><text:span text:style-name="T49">, </text:span><text:span text:style-name="T50">meaning that the use of simple Holt/Rees can proceed (i.e. one can compute Q(X) as a matrix for various factors, and then proceed to the nullspace and split).</text:span></text:p>
      <text:p text:style-name="P37"/>
      <text:p text:style-name="P39"><text:span text:style-name="T44">Thirdly</text:span><text:span text:style-name="T43"> it may be known that certain algebra elements have Nullity zero on the entire module, and therefore these algebra elements are no longer useful for Traditional chopping.</text:span></text:p>
      <text:p text:style-name="P37"/>
      <text:p text:style-name="P44"><text:span text:style-name="T43">F</text:span><text:span text:style-name="T41">ourthly, either by nullities of some algebra elements or from the approximation to the minimal polynomial (or indeed from the entire characteristic polynomial) we are considerably less in the dark as to the kind of module we are faced with. <text:s/>I have, however, little idea as to what form this information might take, nor how it might best be used.</text:span></text:p>
      <text:p text:style-name="P44"><text:span text:style-name="T41"/></text:p>
      <text:p text:style-name="P48"><text:soft-page-break/>Section <text:span text:style-name="T52">5</text:span> – <text:span text:style-name="T52">The whole program.</text:span></text:p>
      <text:p text:style-name="P49"/>
      <text:p text:style-name="P45">There are quite a few different programs that the &lt;chop&gt; routine would be included in, and it seems likely that the behaviour would be different in the different circumstances.</text:p>
      <text:p text:style-name="P45"/>
      <text:p text:style-name="P45">The first case is the <text:span text:style-name="T25">&lt;composition factors&gt;</text:span> program. <text:s/>This takes some matrices (the module generators) as input, and chops the module into irreducibles, noting (for each isomorphism type of module) its multiplicity and probably other facts, such as the field of definition and (for groups at least) whether a form is fixed and if so what kind of form. <text:s/>In order to test isomorphism, an algebra element must be chosen of minimum non-zero nullity, and a version of <text:s/>the irreducible stored in the standard base (made using this algebra element). <text:s/>Once this algebra element is found, if the dimensions and nullities do not conflict, it may be faster to check isomorphism with the stored module rather than to prove irreducibility. <text:s/>Indeed if the algebra element is chosen but the standard basis not yet stored, the &lt;chop&gt; module may elect to start the transformation into standard base hoping to find the isomorphism later. <text:s/>In practice this program finds, I think, an ordered list of the composition factors, and the algorithm is not much changed if the sequence of invariant subspaces is required, though this is more work. <text:s/>This means that &lt;<text:span text:style-name="T25">composition series</text:span>&gt; (i.e. all the subspaces are computed) is probably the same program with a flag.</text:p>
      <text:p text:style-name="P45"/>
      <text:p text:style-name="P46">I am as-yet unclear exactly what the &lt;<text:span text:style-name="T25">mountain series</text:span>&gt; program does. <text:s/>The basic idea is that a composition series is refined to try to detect as much direct-sum decomposition as possible. <text:s/>As each new composition factor is added (starting with the zero vector) it is tested to see if the quotient by the module two steps down is a direct sum, and if so the module one step down is omitted and the basis change continues until the module including the new top has a unique top composition factor. <text:s/><text:span text:style-name="T53">Further improvement may be possible by changing the order of composition factors that are direct-summed, though I am unclear what "improvement" might mean in this context.</text:span></text:p>
      <text:p text:style-name="P46"/>
      <text:p text:style-name="P47">One possible objective of all this is to try to compute the &lt;<text:span text:style-name="T25">endomorphism ring</text:span>&gt;, or to try to &lt;<text:span text:style-name="T25">decompose</text:span>&gt; the module. <text:s/>This all looks yet more ambitious, and I do not know really where to start. <text:s/>I suspect others <text:span text:style-name="T45">do</text:span><text:span text:style-name="T51"> know, and I will probably need to talk to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8-13T12:53:11.424393351</dc:date>
    <meta:editing-duration>P4DT11H40M41S</meta:editing-duration>
    <meta:editing-cycles>441</meta:editing-cycles>
    <meta:generator>LibreOffice/5.1.6.2$Linux_X86_64 LibreOffice_project/10m0$Build-2</meta:generator>
    <meta:printed-by>User </meta:printed-by>
    <meta:print-date>2012-07-06T16:23:45</meta:print-date>
    <meta:document-statistic meta:table-count="0" meta:image-count="0" meta:object-count="0" meta:page-count="7" meta:paragraph-count="57" meta:word-count="3508" meta:character-count="20049" meta:non-whitespace-character-count="16484"/>
  </office:meta>
</office:document-meta>
</file>